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A052FC4B54368C09.png" manifest:media-type="image/png"/>
  <manifest:file-entry manifest:full-path="Pictures/100002010000078000000438BEAECE3FCA0EB573.png" manifest:media-type="image/png"/>
  <manifest:file-entry manifest:full-path="Pictures/1000020100000780000004380BC16CEFCD9559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0b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372in, 0in, 1.4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28in, 0in, 3.046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0.1445in" svg:y="-0.5563in" svg:width="6.9252in" svg:height="3.8953in" draw:z-index="0"><draw:image xlink:href="Pictures/1000020100000780000004380BC16CEFCD955908.png" xlink:type="simple" xlink:show="embed" xlink:actuate="onLoad" draw:mime-type="image/png"/></draw:frame><draw:frame draw:style-name="fr2" draw:name="Image2" text:anchor-type="char" svg:x="0.1445in" svg:y="3.3382in" svg:width="6.9252in" svg:height="2.5882in" draw:z-index="1"><draw:image xlink:href="Pictures/100002010000078000000438BEAECE3FCA0EB573.png" xlink:type="simple" xlink:show="embed" xlink:actuate="onLoad" draw:mime-type="image/png"/></draw:frame></text:p>
      <text:p text:style-name="P1"/>
      <text:p text:style-name="P1"><draw:frame draw:style-name="fr1" draw:name="Image3" text:anchor-type="char" svg:x="0.1445in" svg:y="2.5866in" svg:width="6.9252in" svg:height="1.2035in" draw:z-index="2"><draw:image xlink:href="Pictures/100002010000078000000438A052FC4B54368C0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07:55:06.068492544</meta:creation-date>
    <dc:date>2021-03-15T08:00:01.253028115</dc:date>
    <meta:editing-duration>PT4M55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0.3.1$Linux_X86_64 LibreOffice_project/00$Build-1</meta:generator>
  </office:meta>
</office:document-meta>
</file>